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officeooo:paragraph-rsid="001c6100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fo:font-weight="bold" officeooo:rsid="002021e5" officeooo:paragraph-rsid="002021e5" style:font-size-asian="26pt" style:font-weight-asian="bold" style:font-size-complex="26pt" style:font-weight-complex="bold"/>
    </style:style>
    <style:style style:name="P5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0pt" fo:font-weight="normal" officeooo:rsid="002021e5" officeooo:paragraph-rsid="002021e5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fo:font-weight="normal" officeooo:rsid="0029c14d" officeooo:paragraph-rsid="0029c14d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rsid="002a4c55" officeooo:paragraph-rsid="002a4c55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" fo:font-size="10pt" fo:font-weight="normal" officeooo:rsid="002a4c55" officeooo:paragraph-rsid="002a4c55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style:font-name="Arial" fo:font-size="10pt" fo:font-weight="normal" officeooo:rsid="001f9bb4" officeooo:paragraph-rsid="001f9bb4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style:font-name="Arial" fo:font-size="10pt" fo:font-weight="normal" officeooo:rsid="001f9bb4" officeooo:paragraph-rsid="002021e5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text-properties style:font-name="Arial" fo:font-size="10pt" fo:font-weight="normal" officeooo:rsid="0025f11a" officeooo:paragraph-rsid="0025f11a" style:font-size-asian="10pt" style:font-weight-asian="normal" style:font-size-complex="10pt" style:font-weight-complex="normal"/>
    </style:style>
    <style:style style:name="P20" style:family="paragraph" style:parent-style-name="Standard" style:list-style-name="L2">
      <style:text-properties style:font-name="Arial" fo:font-size="10pt" fo:font-weight="normal" officeooo:rsid="002021e5" officeooo:paragraph-rsid="002021e5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" fo:font-size="10pt" fo:font-weight="normal" officeooo:rsid="0029c14d" officeooo:paragraph-rsid="0027351e" style:font-size-asian="10pt" style:font-weight-asian="normal" style:font-size-complex="10pt" style:font-weight-complex="normal"/>
    </style:style>
    <style:style style:name="P22" style:family="paragraph" style:parent-style-name="Standard" style:list-style-name="L3">
      <style:text-properties style:font-name="Arial" fo:font-size="10pt" fo:font-weight="normal" officeooo:rsid="0029c14d" officeooo:paragraph-rsid="0029c14d" style:font-size-asian="10pt" style:font-weight-asian="normal" style:font-size-complex="10pt" style:font-weight-complex="normal"/>
    </style:style>
    <style:style style:name="P23" style:family="paragraph" style:parent-style-name="Standard" style:list-style-name="L3">
      <style:text-properties style:font-name="Arial" fo:font-size="10pt" fo:font-weight="normal" officeooo:rsid="0029c592" officeooo:paragraph-rsid="0029c592" style:font-size-asian="10pt" style:font-weight-asian="normal" style:font-size-complex="10pt" style:font-weight-complex="normal"/>
    </style:style>
    <style:style style:name="P24" style:family="paragraph" style:parent-style-name="Standard" style:list-style-name="L3">
      <style:text-properties style:font-name="Arial" fo:font-size="10pt" fo:font-weight="normal" officeooo:rsid="0027351e" officeooo:paragraph-rsid="0029c14d" style:font-size-asian="10pt" style:font-weight-asian="normal" style:font-size-complex="10pt" style:font-weight-complex="normal"/>
    </style:style>
    <style:style style:name="T1" style:family="text">
      <style:text-properties officeooo:rsid="001df631"/>
    </style:style>
    <style:style style:name="T2" style:family="text">
      <style:text-properties officeooo:rsid="0017b92a"/>
    </style:style>
    <style:style style:name="T3" style:family="text">
      <style:text-properties officeooo:rsid="0028bb77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2021e5"/>
    </style:style>
    <style:style style:name="T6" style:family="text">
      <style:text-properties officeooo:rsid="00298879"/>
    </style:style>
    <style:style style:name="T7" style:family="text">
      <style:text-properties officeooo:rsid="002bef4a"/>
    </style:style>
    <text:list-style style:name="L1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C++</text:p>
      <text:p text:style-name="P6">v0.<text:span text:style-name="T6">7</text:span> (20<text:span text:style-name="T6">23</text:span>)</text:p>
      <text:p text:style-name="P6"/>
      <text:p text:style-name="P6">Yihsiang Liow</text:p>
      <text:p text:style-name="P5"/>
      <text:p text:style-name="P7">I hope one day I have notes (openbooks) for all my classes so that students won't have to spend 100s of dollars on books. This is one of them. It's still under heavy construction.</text:p>
      <text:p text:style-name="P5"/>
      <text:p text:style-name="P10"/>
      <text:p text:style-name="P10">Goal</text:p>
      <text:p text:style-name="P7">Learn C++ programming, learn some CS stuff, and have fun.</text:p>
      <text:p text:style-name="P10"/>
      <text:p text:style-name="P10"/>
      <text:p text:style-name="P10">Audience</text:p>
      <text:p text:style-name="P7">Anyone who can read, has access to a computer, feels comfortable using a computer, has some basic math background, and most importantly, wants to learn.</text:p>
      <text:p text:style-name="P7"/>
      <text:p text:style-name="P7"/>
      <text:p text:style-name="P10">Disclaimer</text:p>
      <text:p text:style-name="P12"><text:span text:style-name="T4">I hope the number of errors in this set of notes is close to zero. Please report bugs to </text:span><text:a xlink:type="simple" xlink:href="mailto:yliow@ccis.edu" text:style-name="Internet_20_link" text:visited-style-name="Visited_20_Internet_20_Link"><text:span text:style-name="T4">yliow@ccis.edu</text:span></text:a><text:span text:style-name="T4">.</text:span></text:p>
      <text:p text:style-name="P7"/>
      <text:p text:style-name="P7"/>
      <text:p text:style-name="P11">PS</text:p>
      <text:p text:style-name="P15">For more info on C++, check out <text:span text:style-name="T7">my </text:span>CISS350, CISS362, <text:span text:style-name="T7">and other miscellaneous C++ notes.</text:span></text:p>
      <text:p text:style-name="P13">Acknowledgments</text:p>
      <text:p text:style-name="P10"/>
      <text:p text:style-name="P7">I want to thank students from the following classes for taking for this course. </text:p>
      <text:list xml:id="list2739078831" text:style-name="L1">
        <text:list-item>
          <text:p text:style-name="P16">Fall 2003</text:p>
        </text:list-item>
        <text:list-item>
          <text:p text:style-name="P16">Spring 2004</text:p>
        </text:list-item>
        <text:list-item>
          <text:p text:style-name="P16">Fall 2004</text:p>
        </text:list-item>
        <text:list-item>
          <text:p text:style-name="P16">Spring 2005</text:p>
        </text:list-item>
        <text:list-item>
          <text:p text:style-name="P16">Fall 2005</text:p>
        </text:list-item>
        <text:list-item>
          <text:p text:style-name="P16">Spring 2006</text:p>
        </text:list-item>
        <text:list-item>
          <text:p text:style-name="P16">Spring 2007</text:p>
        </text:list-item>
        <text:list-item>
          <text:p text:style-name="P16">Spring2008</text:p>
        </text:list-item>
        <text:list-item>
          <text:p text:style-name="P16">Spring 2009</text:p>
        </text:list-item>
        <text:list-item>
          <text:p text:style-name="P16">Spring 2010</text:p>
        </text:list-item>
        <text:list-item>
          <text:p text:style-name="P16">Spring 2011</text:p>
        </text:list-item>
        <text:list-item>
          <text:p text:style-name="P16">Fall 2012</text:p>
        </text:list-item>
        <text:list-item>
          <text:p text:style-name="P16">Fall 2013</text:p>
        </text:list-item>
        <text:list-item>
          <text:p text:style-name="P17">Fall 2014</text:p>
        </text:list-item>
        <text:list-item>
          <text:p text:style-name="P17">Fall 2015</text:p>
        </text:list-item>
        <text:list-item>
          <text:p text:style-name="P18"><text:span text:style-name="T5">F</text:span>all 2016</text:p>
        </text:list-item>
        <text:list-item>
          <text:p text:style-name="P19">Spring 2017</text:p>
        </text:list-item>
        <text:list-item>
          <text:p text:style-name="P19">Fall 2017</text:p>
        </text:list-item>
        <text:list-item>
          <text:p text:style-name="P19">Spring 2018</text:p>
        </text:list-item>
        <text:list-item>
          <text:p text:style-name="P19">Fall 2018</text:p>
        </text:list-item>
        <text:list-item>
          <text:p text:style-name="P19">Spring 2019</text:p>
        </text:list-item>
        <text:list-item>
          <text:p text:style-name="P19">Fall 2019</text:p>
        </text:list-item>
        <text:list-item>
          <text:p text:style-name="P19">Spring 2020</text:p>
        </text:list-item>
        <text:list-item>
          <text:p text:style-name="P19">Spring 2021</text:p>
        </text:list-item>
        <text:list-item>
          <text:p text:style-name="P19">Spring 2022</text:p>
        </text:list-item>
        <text:list-item>
          <text:p text:style-name="P19">Spring 2023</text:p>
        </text:list-item>
        <text:list-item>
          <text:p text:style-name="P19">Fall 2023</text:p>
        </text:list-item>
      </text:list>
      <text:p text:style-name="P8"/>
      <text:p text:style-name="P8">The following students have helped extensively in the writing of these notes:</text:p>
      <text:list xml:id="list214802179" text:style-name="L2">
        <text:list-item>
          <text:p text:style-name="P20">Ujjwal Pandey</text:p>
        </text:list-item>
        <text:list-item>
          <text:p text:style-name="P20">Ryan Frappier</text:p>
        </text:list-item>
        <text:list-item>
          <text:p text:style-name="P20">Andrew Woods</text:p>
        </text:list-item>
      </text:list>
      <text:p text:style-name="P21">Many students have pointed out typos including </text:p>
      <text:list xml:id="list1049660921" text:style-name="L3">
        <text:list-item>
          <text:p text:style-name="P22">Kevin Weston</text:p>
        </text:list-item>
        <text:list-item>
          <text:p text:style-name="P23">Saurav Bhattarai</text:p>
        </text:list-item>
        <text:list-item>
          <text:p text:style-name="P22">Eric Garcia</text:p>
        </text:list-item>
        <text:list-item>
          <text:p text:style-name="P24">Cole Schwandt</text:p>
        </text:list-item>
        <text:list-item>
          <text:p text:style-name="P22">Ryan Harvey</text:p>
        </text:list-item>
        <text:list-item>
          <text:p text:style-name="P22">Etc.</text:p>
        </text:list-item>
      </text:list>
      <text:p text:style-name="P9">The list is not complete. If you did point out an error but is not mentioned, <text:s/>please let me know. I think maybe in the future I should include names of contributors in the right marg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officeooo:paragraph-rsid="001c6100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df631"/>
    </style:style>
    <style:style style:name="MT2" style:family="text">
      <style:text-properties officeooo:rsid="0017b92a"/>
    </style:style>
    <style:style style:name="MT3" style:family="text">
      <style:text-properties officeooo:rsid="0028bb7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++</text:span> (Y. Liow) <text:tab/> <text:tab/><text:span text:style-name="MT2">00</text:span>. <text:span text:style-name="MT3">Preface</text:span></text:p>
      </style:header>
      <style:footer>
        <text:p text:style-name="MP2">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Yihsiang Liow</meta:initial-creator>
    <meta:creation-date>2005-12-14T10:14:39</meta:creation-date>
    <dc:date>2024-01-23T16:12:46.618000000</dc:date>
    <meta:editing-cycles>124</meta:editing-cycles>
    <meta:editing-duration>P2DT22H35S</meta:editing-duration>
    <meta:document-statistic meta:table-count="0" meta:image-count="0" meta:object-count="0" meta:page-count="2" meta:paragraph-count="55" meta:word-count="297" meta:character-count="1482" meta:non-whitespace-character-count="1270"/>
    <meta:user-defined meta:name="Info 1"/>
    <meta:user-defined meta:name="Info 2"/>
    <meta:user-defined meta:name="Info 3"/>
    <meta:user-defined meta:name="Info 4"/>
  </office:meta>
</office:document-meta>
</file>